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Blade Master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ncrease damage of blade at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avy slas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slash-type damage to single enemy in fro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l slas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slash-type damage and minor ice to single enemy in front and reduce cool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e %(pow)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l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atly reduce cool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d 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uce cooldown passive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drill strike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pierce-type damage cd 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fire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and high fire element cd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inferno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fire element cd 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i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ire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frigid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and high ice element cd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c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frost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ice element cd 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c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ice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volt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and high volt element cd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olt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shock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volt element cd 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olt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volt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y bl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high slash damage and high pure damage cd 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Ex-Plosion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pure damage cd 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u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pure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rive Mast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damage of drive attack and increase drive speed by fix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eed+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verchar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damage of next attack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amage %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Speed %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string" calcext:value-type="string">
            <text:p>mp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overdrive</text:p>
          </table:table-cell>
          <table:table-cell table:style-name="ce1"/>
          <table:table-cell table:style-name="ce3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can do drive in duration without cd</text:p>
          </table:table-cell>
          <table:table-cell table:style-name="ce1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mp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Speed %</text:p>
          </table:table-cell>
          <table:table-cell table:number-columns-repeated="10"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d cooldown</text:p>
          </table:table-cell>
          <table:table-cell table:number-columns-repeated="4"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10"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Dual Wield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an equip 2<text:span text:style-name="T1">nd</text:span> weapon and increase 2<text:span text:style-name="T1">nd</text:span> weapon damage(every attack and skill have second attack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it-rate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p cost increase</text:p>
          </table:table-cell>
          <table:table-cell table:number-columns-repeated="10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Sword mastery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increase damage of sword attack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 table:style-name="ce3" office:value-type="string" calcext:value-type="string">
            <text:p>Double Slash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deal two slash with each weapon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lash fu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a number of slash to single enem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umber of hit</text:p>
          </table:table-cell>
          <table:table-cell table:number-columns-repeated="4" office:value-type="string" calcext:value-type="string">
            <text:p>3-4</text:p>
          </table:table-cell>
          <table:table-cell table:number-columns-repeated="5" office:value-type="string" calcext:value-type="string">
            <text:p>3-5</text:p>
          </table:table-cell>
          <table:table-cell office:value-type="string" calcext:value-type="string">
            <text:p>3-6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onus hit %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ir-slash</text:p>
          </table:table-cell>
          <table:table-cell table:style-name="ce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ummon a sword wave that hit a single li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i-slas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umber of hit</text:p>
          </table:table-cell>
          <table:table-cell table:number-columns-repeated="4" office:value-type="string" calcext:value-type="string">
            <text:p>3-4</text:p>
          </table:table-cell>
          <table:table-cell table:number-columns-repeated="5" office:value-type="string" calcext:value-type="string">
            <text:p>3-5</text:p>
          </table:table-cell>
          <table:table-cell office:value-type="string" calcext:value-type="string">
            <text:p>3-6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onus hit %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word-d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a number of slash to single enem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umber of hit</text:p>
          </table:table-cell>
          <table:table-cell table:number-columns-repeated="4" office:value-type="string" calcext:value-type="string">
            <text:p>6-8</text:p>
          </table:table-cell>
          <table:table-cell table:number-columns-repeated="5" office:value-type="string" calcext:value-type="string">
            <text:p>7-9</text:p>
          </table:table-cell>
          <table:table-cell office:value-type="string" calcext:value-type="string">
            <text:p>8-1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formula="of:=CEILING(2.2*[.B157])" office:value-type="float" office:value="33" calcext:value-type="float">
            <text:p>33</text:p>
          </table:table-cell>
          <table:table-cell table:formula="of:=CEILING(2.2*[.C157])" office:value-type="float" office:value="33" calcext:value-type="float">
            <text:p>33</text:p>
          </table:table-cell>
          <table:table-cell table:formula="of:=CEILING(2.2*[.D157])" office:value-type="float" office:value="33" calcext:value-type="float">
            <text:p>33</text:p>
          </table:table-cell>
          <table:table-cell table:formula="of:=CEILING(2.2*[.E157])" office:value-type="float" office:value="33" calcext:value-type="float">
            <text:p>33</text:p>
          </table:table-cell>
          <table:table-cell table:formula="of:=CEILING(2.2*[.F157])" office:value-type="float" office:value="51" calcext:value-type="float">
            <text:p>51</text:p>
          </table:table-cell>
          <table:table-cell table:formula="of:=CEILING(2.2*[.G157])" office:value-type="float" office:value="51" calcext:value-type="float">
            <text:p>51</text:p>
          </table:table-cell>
          <table:table-cell table:formula="of:=CEILING(2.2*[.H157])" office:value-type="float" office:value="51" calcext:value-type="float">
            <text:p>51</text:p>
          </table:table-cell>
          <table:table-cell table:formula="of:=CEILING(2.2*[.I157])" office:value-type="float" office:value="51" calcext:value-type="float">
            <text:p>51</text:p>
          </table:table-cell>
          <table:table-cell table:formula="of:=CEILING(2.2*[.J157])" office:value-type="float" office:value="51" calcext:value-type="float">
            <text:p>51</text:p>
          </table:table-cell>
          <table:table-cell table:formula="of:=CEILING(2.2*[.K157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onus hit %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mbo mast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d damage according to number of hit last tur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Critical Mast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damage dealt by crit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amage %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Lock-on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increase critical chance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it chanc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awk ey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wer defence of 1 enem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it chanc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ind ey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 chance up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it ch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/>
          <table:table-cell table:style-name="ce1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command mastery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increase command effectiven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ffect incre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4">
          <table:table-cell table:style-name="ce3" office:value-type="string" calcext:value-type="string">
            <text:p>Lv1 attack command</text:p>
          </table:table-cell>
          <table:table-cell table:style-name="ce3" office:value-type="string" calcext:value-type="string">
            <text:p>lv3</text:p>
          </table:table-cell>
          <table:table-cell table:style-name="ce3" office:value-type="string" calcext:value-type="string" table:number-columns-spanned="1" table:number-rows-spanned="2">
            <text:p>Storm command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v1 def command</text:p>
          </table:table-cell>
          <table:table-cell table:style-name="ce3" office:value-type="string" calcext:value-type="string">
            <text:p>lv3-&gt;</text:p>
          </table:table-cell>
          <table:covered-table-cell/>
          <table:table-cell table:number-columns-repeated="8"/>
        </table:table-row>
        <table:table-row table:style-name="ro1">
          <table:table-cell table:style-name="ce3" office:value-type="string" calcext:value-type="string">
            <text:p>Lv5 morale boost</text:p>
          </table:table-cell>
          <table:table-cell table:style-name="ce1" table:number-columns-repeated="2"/>
          <table:table-cell table:number-columns-repeated="8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standard ski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Hp 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hp by percent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p 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Mp 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mp by percent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p 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7:45:46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0:56:24.270000000</meta:creation-date>
    <dc:date>2020-03-09T18:32:39.088000000</dc:date>
    <meta:editing-duration>PT36M42S</meta:editing-duration>
    <meta:editing-cycles>4</meta:editing-cycles>
    <meta:generator>LibreOffice/6.1.0.3$Windows_X86_64 LibreOffice_project/efb621ed25068d70781dc026f7e9c5187a4decd1</meta:generator>
    <meta:document-statistic meta:table-count="1" meta:cell-count="1470" meta:object-count="0"/>
    <meta:user-defined meta:name=""/>
  </office:meta>
</office:document-meta>
</file>